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Heading_20_2">
      <style:text-properties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1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Default"/>
        <table:table-row table:style-name="ro1">
          <table:table-cell/>
          <table:table-cell table:style-name="Heading_20_1" office:value-type="string" calcext:value-type="string">
            <text:p>Medium</text:p>
          </table:table-cell>
          <table:table-cell table:style-name="Heading_20_1" table:number-columns-repeated="4"/>
          <table:table-cell table:style-name="Heading_20_1" office:value-type="string" calcext:value-type="string">
            <text:p>Inhalt</text:p>
          </table:table-cell>
          <table:table-cell table:style-name="Heading_20_1" table:number-columns-repeated="6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/>
          <table:table-cell table:style-name="Heading_20_1" table:number-columns-repeated="2"/>
          <table:table-cell table:style-name="ce2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7"/>
          <table:table-cell table:number-columns-repeated="16315"/>
        </table:table-row>
        <table:table-row table:style-name="ro2">
          <table:table-cell office:value-type="string" calcext:value-type="string">
            <text:p>Medien ID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Untertitel</text:p>
          </table:table-cell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Technik_ID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Arbeitsweise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Styl</text:p>
          </table:table-cell>
          <table:table-cell table:style-name="ce1" office:value-type="string" calcext:value-type="string">
            <text:p>ID_Zweck</text:p>
          </table:table-cell>
          <table:table-cell table:style-name="ce1" office:value-type="string" calcext:value-type="string">
            <text:p>Zweck</text:p>
          </table:table-cell>
          <table:table-cell table:style-name="ce1" office:value-type="string" calcext:value-type="string">
            <text:p>Objek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mer </text:p>
          </table:table-cell>
          <table:table-cell table:style-name="ce1" office:value-type="string" calcext:value-type="string">
            <text:p>Seitenzahl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Bearbeitungsstand</text:p>
          </table:table-cell>
          <table:table-cell/>
          <table:table-cell table:style-name="ce1" table:number-columns-repeated="47"/>
          <table:table-cell table:number-columns-repeated="163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Sterif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y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Rustikal &amp; attr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gänzung zum Pai Welsch Mystery</text:p>
          </table:table-cell>
          <table:table-cell table:number-columns-repeated="163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edal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ein Bett</text:p>
          </table:table-cell>
          <table:table-cell table:number-columns-repeated="1636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table:number-columns-repeated="2" office:value-type="string" calcext:value-type="string">
            <text:p>Qui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der Kimono verarbeiten</text:p>
          </table:table-cell>
          <table:table-cell table:number-columns-repeated="1636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Traditio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Siggy Tausch Nähtreff</text:p>
          </table:table-cell>
          <table:table-cell table:number-columns-repeated="163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1636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häkeltes Perlenarmband</text:p>
          </table:table-cell>
          <table:table-cell table:number-columns-repeated="1636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miyage</text:p>
          </table:table-cell>
          <table:table-cell table:number-columns-repeated="1636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number-columns-repeated="1636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topus</text:p>
          </table:table-cell>
          <table:table-cell table:number-columns-repeated="1636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exagon, Raute &amp; Co</text:p>
          </table:table-cell>
          <table:table-cell table:number-columns-repeated="1636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Rundstricknadelmappe</text:p>
          </table:table-cell>
          <table:table-cell table:number-columns-repeated="163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table:number-columns-repeated="1636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Patchw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Sch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Cap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Bo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Drachentuch</text:p>
          </table:table-cell>
          <table:table-cell/>
          <table:table-cell office:value-type="string" calcext:value-type="string">
            <text:p>Bo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Rau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Übergro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Patchw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1636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65"/>
        </table:table-row>
        <table:table-row table:style-name="ro4">
          <table:table-cell table:style-name="ce3"/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https://www.youtube.com/@DIYeule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IYEule</text:p>
          </table:table-cell>
          <table:table-cell/>
          <table:table-cell table:style-name="ce3" table:number-columns-repeated="5"/>
          <table:table-cell table:style-name="ce5" office:value-type="string" calcext:value-type="string">
            <text:p>Stoffkoffer nähen für Kinder: Lama &amp; Walross mit kostenlosem Schnittmuster</text:p>
          </table:table-cell>
          <table:table-cell table:style-name="ce3" office:value-type="string" calcext:value-type="string">
            <text:p>https://www.youtube.com/watch?v=nRgSxAjlLYI&amp;list=PLApR3Z4KrJkIuS05rKoF1nHoiS0hXXTkE</text:p>
          </table:table-cell>
          <table:table-cell table:style-name="ce3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.00.0000</text:date>, <text:time style:data-style-name="N2" text:time-value="11:09:19.8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ne Bonenkamp</meta:initial-creator>
    <meta:creation-date>2024-08-23T20:21:24.757000000</meta:creation-date>
    <meta:generator>LibreOffice/24.8.0.3$Windows_X86_64 LibreOffice_project/0bdf1299c94fe897b119f97f3c613e9dca6be583</meta:generator>
    <dc:date>2025-05-18T11:13:25.601000000</dc:date>
    <meta:editing-duration>PT52M42S</meta:editing-duration>
    <meta:editing-cycles>4</meta:editing-cycles>
    <meta:document-statistic meta:table-count="1" meta:cell-count="2400" meta:object-count="0"/>
  </office:meta>
</office:document-meta>
</file>